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d4dd1" officeooo:paragraph-rsid="000d4dd1" style:font-weight-asian="bold" style:font-weight-complex="bold"/>
    </style:style>
    <style:style style:name="P2" style:family="paragraph" style:parent-style-name="Text_20_body">
      <style:text-properties officeooo:rsid="000f2777" officeooo:paragraph-rsid="000f2777"/>
    </style:style>
    <style:style style:name="P3" style:family="paragraph" style:parent-style-name="Text_20_body">
      <style:text-properties officeooo:rsid="000f2777" officeooo:paragraph-rsid="000fc032"/>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text-properties fo:font-weight="normal" officeooo:rsid="000f2777" officeooo:paragraph-rsid="000fc032" style:font-weight-asian="normal" style:font-weight-complex="normal"/>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text-properties officeooo:paragraph-rsid="0010d58f"/>
    </style:style>
    <style:style style:name="P9" style:family="paragraph" style:parent-style-name="Text_20_body">
      <style:paragraph-properties fo:margin-left="0in" fo:margin-right="0in" fo:text-indent="0in" style:auto-text-indent="false"/>
      <style:text-properties fo:font-weight="bold" officeooo:rsid="00111830" officeooo:paragraph-rsid="00111830" style:font-weight-asian="bold" style:font-weight-complex="bold"/>
    </style:style>
    <style:style style:name="P10" style:family="paragraph" style:parent-style-name="Text_20_body">
      <style:text-properties officeooo:paragraph-rsid="00111830"/>
    </style:style>
    <style:style style:name="P11" style:family="paragraph" style:parent-style-name="Text_20_body">
      <style:paragraph-properties fo:margin-left="0in" fo:margin-right="0in" fo:text-indent="0in" style:auto-text-indent="false"/>
      <style:text-properties officeooo:paragraph-rsid="00111830"/>
    </style:style>
    <style:style style:name="P12" style:family="paragraph" style:parent-style-name="Text_20_body" style:list-style-name="L2"/>
    <style:style style:name="P13" style:family="paragraph" style:parent-style-name="Text_20_body">
      <style:paragraph-properties fo:margin-left="0in" fo:margin-right="0in" fo:text-indent="0in" style:auto-text-indent="false"/>
      <style:text-properties officeooo:paragraph-rsid="0012e5a4"/>
    </style:style>
    <style:style style:name="T1" style:family="text">
      <style:text-properties officeooo:rsid="000f2777"/>
    </style:style>
    <style:style style:name="T2" style:family="text">
      <style:text-properties style:font-weight-asian="normal" style:font-weight-complex="normal"/>
    </style:style>
    <style:style style:name="T3" style:family="text">
      <style:text-properties officeooo:rsid="000fc032"/>
    </style:style>
    <style:style style:name="T4" style:family="text">
      <style:text-properties fo:font-weight="normal" style:font-weight-asian="normal" style:font-weight-complex="normal"/>
    </style:style>
    <style:style style:name="T5" style:family="text">
      <style:text-properties fo:font-weight="normal" officeooo:rsid="0010d58f" style:font-weight-asian="normal" style:font-weight-complex="normal"/>
    </style:style>
    <style:style style:name="T6" style:family="text">
      <style:text-properties fo:font-weight="normal" officeooo:rsid="000f2777" style:font-weight-asian="normal" style:font-weight-complex="normal"/>
    </style:style>
    <style:style style:name="T7" style:family="text">
      <style:text-properties fo:font-weight="normal" officeooo:rsid="00111830" style:font-weight-asian="normal" style:font-weight-complex="normal"/>
    </style:style>
    <style:style style:name="T8" style:family="text">
      <style:text-properties fo:font-weight="normal" officeooo:rsid="0012e5a4" style:font-weight-asian="normal" style:font-weight-complex="normal"/>
    </style:style>
    <style:style style:name="T9" style:family="text">
      <style:text-properties officeooo:rsid="000fe343"/>
    </style:style>
    <style:style style:name="T10" style:family="text">
      <style:text-properties officeooo:rsid="00111830"/>
    </style:style>
    <style:style style:name="T11" style:family="text">
      <style:text-properties fo:font-weight="bold" style:font-weight-asian="bold" style:font-weight-complex="bold"/>
    </style:style>
    <style:style style:name="T12" style:family="text">
      <style:text-properties fo:font-weight="bold" officeooo:rsid="00111830" style:font-weight-asian="bold" style:font-weight-complex="bold"/>
    </style:style>
    <style:style style:name="T13" style:family="text">
      <style:text-properties fo:font-weight="bold" officeooo:rsid="0012e5a4"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8. Scenario:</text:p>
      <text:p text:style-name="Standard">You work for a medium-sized e-commerce company that handles a large volume</text:p>
      <text:p text:style-name="Standard">of customer data, including personal information and payment details. The</text:p>
      <text:p text:style-name="Standard">company's website and backend systems are crucial for operations.</text:p>
      <text:p text:style-name="Standard">One morning, an employee notices unusual activity on the company's internal</text:p>
      <text:p text:style-name="Standard">network monitoring system. After further investigation, it becomes evident that</text:p>
      <text:p text:style-name="Standard">an unauthorized user has gained access to the company's customer database. The</text:p>
      <text:p text:style-name="Standard">security team suspects a potential data breach.</text:p>
      <text:p text:style-name="Standard">Task:</text:p>
      <text:p text:style-name="Standard">As an intern in the cybersecurity and ethical hacking domain, your task is to</text:p>
      <text:p text:style-name="Standard">develop an incident response plan to address this situation. The plan should</text:p>
      <text:p text:style-name="Standard">outline the steps to take in case of this security incident.</text:p>
      <text:p text:style-name="P1">The Steps <text:span text:style-name="T1">o</text:span>f Incident Response<text:span text:style-name="T2"> as outlined by the National Institute of Standards and Technology (NIST) are:</text:span></text:p>
      <text:list text:style-name="L1">
        <text:list-item>
          <text:p text:style-name="P5">Preparation.</text:p>
        </text:list-item>
        <text:list-item>
          <text:p text:style-name="P5">Identification.</text:p>
        </text:list-item>
        <text:list-item>
          <text:p text:style-name="P5">Containment.</text:p>
        </text:list-item>
        <text:list-item>
          <text:p text:style-name="P5">Eradication.</text:p>
        </text:list-item>
        <text:list-item>
          <text:p text:style-name="P5">Recovery.</text:p>
        </text:list-item>
        <text:list-item>
          <text:p text:style-name="P5">Lessons Learned.</text:p>
        </text:list-item>
        <text:list-item>
          <text:p text:style-name="P4">Ongoing Improvement.</text:p>
        </text:list-item>
      </text:list>
      <text:p text:style-name="P2">As an intern in CSEH domain I will take th<text:span text:style-name="T9">ese</text:span> steps as explained below:</text:p>
      <text:p text:style-name="P3">However, because this incident has happened, I <text:span text:style-name="T3">will </text:span>skip the <text:span text:style-name="Strong_20_Emphasis">preparation phase.</text:span> So, I will begin from the <text:span text:style-name="Strong_20_Emphasis">identification phase.</text:span></text:p>
      <text:p text:style-name="P3"><text:bookmark text:name="941e"/><text:span text:style-name="Strong_20_Emphasis"><text:span text:style-name="T3">PHASE 2: IDENTIFICATION</text:span></text:span></text:p>
      <text:p text:style-name="P6">During this phase, organizations must assess whether an event is a cyber-attack, evaluate its intensity, and classify the cybersecurity incident based on the nature of the attack. It is crucial to determine when the incident occurred to effectively respond and mitigate any potential damage. In this scenario, a potential breach was suspected meaning it was a cyber attack but we needed to ascertain if it was via phishing or bruteforce, or any form of social engineering or even via an inside threat</text:p>
      <text:p text:style-name="P8"><text:bookmark text:name="a105"/><text:span text:style-name="T5">Informing Stakeholders: </text:span><text:span text:style-name="T6">This is a phase that is crucial in my plan as the intern in charge of the incident response plan. I must note here that in the preparation stage, we ought to have identified key stakeholders in the business. These stakeholders must be carried along to allow for smooth implementation of the incident response plan. The stakeholders which will comprise of decision making boards of management is carried along especially to put in place more measures to </text:span><text:span text:style-name="T5">control</text:span><text:span text:style-name="T6"> possible future attacks. We will see how important this phase is even in carrying along staffers in the area of training to do with awareness.</text:span></text:p>
      <text:p text:style-name="P10"><text:span text:style-name="T12">PHASE 2: CONTAINMENT</text:span></text:p>
      <text:p text:style-name="P10"><text:bookmark text:name="4fb4"/>Once an incident has been identified, the next step is to contain its impact and prevent it from spreading to other areas of the organization’s network. The Containment phase focuses on isolating the affected systems and impeding the incident from <text:span text:style-name="T10">spreading </text:span>further.</text:p>
      <text:p text:style-name="P11"><text:bookmark text:name="6cef"/><text:soft-page-break/>Swift implementation of containment measures allows organizations to minimize incident-caused damage and limit the potential for further harm. It is crucial, however, not to delete the malware during this phase, as doing so may hinder the response team’s ability to conduct an investigation and restore the files. The containment phase is a delicate balance between limiting damage and preserving evidence for the subsequent phases of the incident response process. The act of isolation must be implemented with the understanding to only <text:span text:style-name="Strong_20_Emphasis">disconnect </text:span>the infected system and NOT to shut it down.</text:p>
      <text:p text:style-name="P11"><text:bookmark text:name="b2f1"/><text:span text:style-name="T12">PHASE 4: ERADICATION</text:span></text:p>
      <text:p text:style-name="P11"><text:span text:style-name="T10">T</text:span>he next step is to investigate the root cause and eradicate any threats from the system. In investigating the root cause, several tools, majorly scanning tools will be employed at this stage. The Eradication phase has one goal: to make sure the threat is no longer present in the organization’s network. Additionally, the affected systems must be returned to their original configuration.</text:p>
      <text:p text:style-name="P7"><text:span text:style-name="T10">T</text:span>o achieve this, organizations must employ a range of techniques, including:</text:p>
      <text:list text:style-name="L2">
        <text:list-item>
          <text:p text:style-name="P12"><text:span text:style-name="T10">D</text:span>esigning and implementing policies and rules regarding data usage</text:p>
        </text:list-item>
        <text:list-item>
          <text:p text:style-name="P12"><text:span text:style-name="T10">I</text:span>mplementing network access control</text:p>
        </text:list-item>
        <text:list-item>
          <text:p text:style-name="P12"><text:span text:style-name="T10">U</text:span>tilizing antivirus software consistently</text:p>
        </text:list-item>
        <text:list-item>
          <text:p text:style-name="P12"><text:span text:style-name="T10">M</text:span>onitoring data usage to combat threats</text:p>
        </text:list-item>
        <text:list-item>
          <text:p text:style-name="P12"><text:span text:style-name="T10">E</text:span>nhancing physical security</text:p>
        </text:list-item>
        <text:list-item>
          <text:p text:style-name="P12"><text:span text:style-name="T10">T</text:span>aking backups and monitoring its integrity at all times.</text:p>
        </text:list-item>
        <text:list-item>
          <text:p text:style-name="P12"><text:span text:style-name="T10">M</text:span>onitoring and instructing users about being mindful with downloads from third-party sites</text:p>
        </text:list-item>
      </text:list>
      <text:p text:style-name="P11"><text:span text:style-name="T10">T</text:span>horoughly investigating and eradicating threats enables organizations to take a significant step towards restoring normal operations.</text:p>
      <text:p text:style-name="P11"><text:span text:style-name="T12">PHASE 5: RECOVERY</text:span></text:p>
      <text:p text:style-name="P11"><text:span text:style-name="T10">T</text:span>he Recovery phase of my incident response plan is all about getting back to business as usual. After the threat has been eradicated, we must restore the affected systems to their pre-incident state. Files lost during the incident or cyber<text:span text:style-name="T10">_a</text:span>ttack may require a data recovery service to restore them. It is important to contact the relevant service (staffers that have to be part of the incident response team) as soon as possible in order to minimize any further losses. <text:span text:style-name="T10">T</text:span>he length and effort required for the restoration and recovery phase will depend on the extent of the damage caused by the incident. Organizations can minimize downtime and ensure a smooth return to normal operations by following a well-documented process and working closely with the incident response team.</text:p>
      <text:p text:style-name="P9">PHASE 6: LESSON LEARNED</text:p>
      <text:p text:style-name="P11"><text:span text:style-name="T7">After an incident has been successfully managed, it’s essential to take a step back and learn from the experience. The Lessons Learned phase is all about recognizing areas for improvement in the organization’s security posture and incident response plan. T</text:span>he incident response team (which ought to already have been created as part of the incident response plan) should document the lessons learned to build upon their existing knowledge base. This information can then be used to revise the incident <text:soft-page-break/>response plan and enhance the organization’s overall security posture. Conducting lessons learned meeting and analyzing the incident allows organizations to uncover valuable insights, improve their overall security posture, and ensure they are better prepared for future incidents.</text:p>
      <text:p text:style-name="P13"><text:span text:style-name="T12">PHASE 7: ONGOING IMPROVEMENTS</text:span></text:p>
      <text:p text:style-name="P13"><text:span text:style-name="T8">A</text:span><text:span text:style-name="T7">n effective incident response plan is not a one-and-done endeavor. It requires continuous testing and evaluation to ensure it remains current and effective in the face of ever-evolving cyber threats. Regular testing and evaluation allows organizations to identify and address weaknesses in their incident response plan, ultimately improving their overall security posture. </text:span><text:span text:style-name="T8">S</text:span><text:span text:style-name="T4">rategies and tools for testing incident response plans include tabletop exercises, parallel testing, and tool</text:span> testing. By committing to ongoing testing and evaluation, organizations can stay one step ahead of cyber threats and ensure their incident response plan remains effective in the face of new risks and incidents.</text:p>
      <text:p text:style-name="P9"/>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8T10:03:39.336647883</meta:creation-date>
    <dc:date>2024-07-24T13:21:59.892341437</dc:date>
    <meta:editing-duration>PT34M22S</meta:editing-duration>
    <meta:editing-cycles>3</meta:editing-cycles>
    <meta:generator>LibreOffice/24.2.3.2$Linux_X86_64 LibreOffice_project/420$Build-2</meta:generator>
    <meta:document-statistic meta:table-count="0" meta:image-count="0" meta:object-count="0" meta:page-count="3" meta:paragraph-count="45" meta:word-count="1004" meta:character-count="6474" meta:non-whitespace-character-count="5529"/>
  </office:meta>
</office:document-meta>
</file>